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table:number-columns-repeated="9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96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7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7T18:15:24.673127293</dc:date>
    <meta:editing-duration>P37DT4H19M36S</meta:editing-duration>
    <meta:editing-cycles>91</meta:editing-cycles>
    <meta:generator>LibreOffice/5.1.6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26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